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reless Termination Points Configuration.</text:p>
      <text:p text:style-name="Standard"/>
      <text:p text:style-name="Standard"/>
      <text:p text:style-name="Standard">The daemon is located in /etc/init.d/empower</text:p>
      <text:p text:style-name="Standard"><text:tab/><text:span text:style-name="T1">enable</text:span> <text:tab/>the daemon is enabled at every boot</text:p>
      <text:p text:style-name="Standard"><text:tab/><text:span text:style-name="T1">start <text:tab/><text:tab/></text:span><text:span text:style-name="T2">the daemon is started</text:span></text:p>
      <text:p text:style-name="Standard"><text:span text:style-name="T2"><text:tab/></text:span><text:span text:style-name="T1">reload <text:tab/></text:span><text:span text:style-name="T2">reloads the configuration</text:span></text:p>
      <text:p text:style-name="Standard"><text:span text:style-name="T2"/></text:p>
      <text:p text:style-name="Standard"><text:span text:style-name="T2"/></text:p>
      <text:p text:style-name="Standard"><text:span text:style-name="T2">The daemon reads the configurations files and adds a ovs bridge named br-ovs after is adds the ports eth0.1 and empower0 to the bridge. The openvswitch controller is also set with the same ip address of empower server. </text:span></text:p>
      <text:p text:style-name="Standard"><text:span text:style-name="T2"/></text:p>
      <text:p text:style-name="Standard"><text:span text:style-name="T2"/></text:p>
      <text:p text:style-name="Standard"><text:span text:style-name="T2">The configuration files.</text:span></text:p>
      <text:p text:style-name="Standard"><text:span text:style-name="T2"/></text:p>
      <text:p text:style-name="Standard"><text:span text:style-name="T1">/etc/config/network</text:span></text:p>
      <text:p text:style-name="Standard"><text:span text:style-name="T1"/></text:p>
      <text:p text:style-name="Standard"><text:span text:style-name="T1">#default for nanostation</text:span></text:p>
      <text:p text:style-name="P1">config switch</text:p>
      <text:p text:style-name="P1"><text:s text:c="2"/>option name 'switch0'</text:p>
      <text:p text:style-name="P1"><text:s text:c="2"/>option reset '1'</text:p>
      <text:p text:style-name="P1"><text:s text:c="2"/>option enable_vlan '1'</text:p>
      <text:p text:style-name="P1"/>
      <text:p text:style-name="P1">config switch_vlan</text:p>
      <text:p text:style-name="P1"><text:s text:c="2"/>option device 'switch0'</text:p>
      <text:p text:style-name="P1"><text:s text:c="2"/>option vlan '1'</text:p>
      <text:p text:style-name="P1"><text:s text:c="2"/>option ports '0t 5'</text:p>
      <text:p text:style-name="P1"/>
      <text:p text:style-name="P1">config switch_vlan</text:p>
      <text:p text:style-name="P1"><text:s text:c="2"/>option device 'switch0'</text:p>
      <text:p text:style-name="P1"><text:s text:c="2"/>option vlan '2'</text:p>
      <text:p text:style-name="P1"><text:s text:c="2"/>option ports '0t 1'</text:p>
      <text:p text:style-name="P1"/>
      <text:p text:style-name="P1">config interface 'loopback'</text:p>
      <text:p text:style-name="P1"><text:s text:c="2"/>option ifname 'lo'</text:p>
      <text:p text:style-name="P1"><text:s text:c="2"/>option proto 'static'</text:p>
      <text:p text:style-name="P1"><text:s text:c="2"/>option ipaddr '127.0.0.1'</text:p>
      <text:p text:style-name="P1"><text:s text:c="2"/>option netmask '255.0.0.0'</text:p>
      <text:p text:style-name="P1"/>
      <text:p text:style-name="P1">config globals 'globals'</text:p>
      <text:p text:style-name="P1"><text:s text:c="2"/>option ula_prefix 'fd37:b8cb:1142::/48'</text:p>
      <text:p text:style-name="P1"/>
      <text:p text:style-name="P2">#actual configuration</text:p>
      <text:p text:style-name="P1">config device</text:p>
      <text:p text:style-name="P1"><text:s text:c="2"/><text:tab/>option name 'br-ovs' <text:tab/><text:span text:style-name="T1">#bridge name</text:span></text:p>
      <text:p text:style-name="P1"><text:s text:c="2"/><text:tab/>option type 'ovs'</text:p>
      <text:p text:style-name="P1"><text:s text:c="4"/>list ifname 'eth0.1'<text:tab/><text:tab/><text:span text:style-name="T1">#bridge ports</text:span></text:p>
      <text:p text:style-name="P1"/>
      <text:p text:style-name="P1"/>
      <text:p text:style-name="P1"/>
      <text:p text:style-name="P1"/>
      <text:p text:style-name="P1"><text:soft-page-break/><text:s text:c="4"/>config interface 'lan'<text:tab/><text:tab/><text:span text:style-name="T1">#must be the same with empower configuration</text:span></text:p>
      <text:p text:style-name="P1"><text:s text:c="8"/>option 'ifname' 'br-ovs'<text:tab/><text:tab/></text:p>
      <text:p text:style-name="P1"><text:s text:c="8"/>option 'proto' 'static'<text:tab/></text:p>
      <text:p text:style-name="P1"><text:s text:c="8"/>option ipaddr '10.123.0.15'</text:p>
      <text:p text:style-name="P1"><text:s text:c="8"/>option netmask '255.255.255.0'</text:p>
      <text:p text:style-name="P1"><text:s text:c="8"/>option gateway '10.123.0.254'<text:tab/><text:span text:style-name="T1">#if we need the WTPs to connect to internet</text:span></text:p>
      <text:p text:style-name="P1"><text:s text:c="8"/>option dns '8.8.8.8'</text:p>
      <text:p text:style-name="P1"/>
      <text:p text:style-name="P1"/>
      <text:p text:style-name="P2">/etc/config/empower</text:p>
      <text:p text:style-name="P1"/>
      <text:p text:style-name="Standard"><text:span text:style-name="T1"/></text:p>
      <text:p text:style-name="Standard"><text:span text:style-name="T1"><text:s text:c="2"/></text:span></text:p>
      <text:p text:style-name="Standard"><text:span text:style-name="T2"><text:s/>config empower general</text:span></text:p>
      <text:p text:style-name="Standard"><text:span text:style-name="T2"><text:s text:c="4"/>option "master_ip" "10.123.0.254"<text:tab/></text:span><text:span text:style-name="T1">#ip of the controller</text:span></text:p>
      <text:p text:style-name="Standard"><text:span text:style-name="T2"><text:s text:c="4"/>option "master_port" "4433"</text:span></text:p>
      <text:p text:style-name="Standard"><text:span text:style-name="T2"><text:s text:c="4"/>option "network" "lan"<text:tab/><text:tab/><text:tab/></text:span><text:span text:style-name="T1">#network name</text:span></text:p>
      <text:p text:style-name="Standard"><text:span text:style-name="T2"><text:s text:c="4"/>option "interface" "empower0"</text:span></text:p>
      <text:p text:style-name="Standard"><text:span text:style-name="T2"><text:s text:c="4"/>option "static_rate" "false"</text:span></text:p>
      <text:p text:style-name="Standard"><text:span text:style-name="T2"><text:s text:c="4"/>option "no_rx_stats" "false"</text:span></text:p>
      <text:p text:style-name="Standard"><text:span text:style-name="T2"><text:s text:c="4"/>option "no_stats" "false"</text:span></text:p>
      <text:p text:style-name="Standard"><text:span text:style-name="T2"><text:s text:c="4"/>option "no_signalling_stats" "false"</text:span></text:p>
      <text:p text:style-name="Standard"><text:span text:style-name="T2"><text:s text:c="4"/>list "ifname" "empower0"</text:span></text:p>
      <text:p text:style-name="Standard"><text:span text:style-name="T2"/></text:p>
      <text:p text:style-name="Standard"><text:span text:style-name="T2"><text:s text:c="4"/>list "debugfs" "/sys/kernel/debug/ieee80211/phy0/ath9k/bssid_extra"</text:span></text:p>
      <text:p text:style-name="Standard"><text:span text:style-name="T2"/></text:p>
      <text:p text:style-name="Standard"><text:span text:style-name="T2"/></text:p>
      <text:p text:style-name="P2">/etc/config/wireless</text:p>
      <text:p text:style-name="P1">config wifi-device <text:s/>radio0</text:p>
      <text:p text:style-name="P1"><text:s text:c="8"/>option type <text:s text:c="4"/>mac80211</text:p>
      <text:p text:style-name="P1"><text:s text:c="8"/>option channel <text:s/>36</text:p>
      <text:p text:style-name="P1"><text:s text:c="8"/>option hwmode <text:s text:c="2"/>11a</text:p>
      <text:p text:style-name="P1"><text:s text:c="8"/>option path <text:s text:c="4"/>'platform/ar934x_wmac'</text:p>
      <text:p text:style-name="P1"/>
      <text:p text:style-name="P1"/>
      <text:p text:style-name="P1"><text:s text:c="7"/>config wifi-iface empower0</text:p>
      <text:p text:style-name="P1"><text:s text:c="14"/>option device <text:s text:c="2"/>radio0</text:p>
      <text:p text:style-name="P1"><text:s text:c="14"/>option mode <text:s text:c="4"/>monitor</text:p>
      <text:p text:style-name="P1"><text:s text:c="14"/>option ifname <text:s text:c="2"/>moni0</text:p>
      <text:p text:style-name="P1"/>
      <text:p text:style-name="P1"/>
      <text:p text:style-name="P2">On the controller</text:p>
      <text:p text:style-name="P2"/>
      <text:p text:style-name="P2">/etc/network/interfaces</text:p>
      <text:p text:style-name="P2"/>
      <text:p text:style-name="P2">#The OVS bridge interface </text:p>
      <text:p text:style-name="P2">auto br0</text:p>
      <text:p text:style-name="P2">iface br0 inet static</text:p>
      <text:p text:style-name="P2"><text:tab/>address 10.123.0.254</text:p>
      <text:p text:style-name="P2"><text:tab/>netmask 255.255.255.0</text:p>
      <text:p text:style-name="P2"><text:tab/>bridge_ports eth1</text:p>
      <text:p text:style-name="P2"><text:tab/>bridge_fd 9</text:p>
      <text:p text:style-name="P2"><text:soft-page-break/><text:tab/>bridge_hello 2</text:p>
      <text:p text:style-name="P2"><text:tab/>bridge_maxage 12</text:p>
      <text:p text:style-name="P2"><text:tab/>bridge_stp off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 Stefanidis</meta:initial-creator>
    <meta:creation-date>2016-03-22T16:54:08</meta:creation-date>
    <meta:document-statistic meta:table-count="0" meta:image-count="0" meta:object-count="0" meta:page-count="3" meta:paragraph-count="76" meta:word-count="278" meta:character-count="2335"/>
    <dc:date>2016-03-22T17:17:32</dc:date>
    <dc:creator>George  Stefanidis</dc:creator>
    <meta:editing-duration>PT8M11S</meta:editing-duration>
    <meta:editing-cycles>1</meta:editing-cycles>
    <meta:generator>OpenOffice/4.1.2$Unix OpenOffice.org_project/412m3$Build-9782</meta:generator>
  </office:meta>
</office:document-meta>
</file>